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sf pro displayheavy" svg:font-family="'sf pro displayheavy', sans-serif"/>
    <style:font-face style:name="sf pro displaysemibold" svg:font-family="'sf pro displaysemibold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style:text-underline-style="none" style:text-blinking="false" style:font-size-asian="12pt" style:font-size-complex="12pt"/>
    </style:style>
    <style:style style:name="P2" style:family="paragraph" style:parent-style-name="Heading_20_4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bold" style:text-blinking="false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font-style="italic" fo:font-weight="bold" officeooo:paragraph-rsid="000e180f"/>
    </style:style>
    <style:style style:name="P4" style:family="paragraph" style:parent-style-name="Standard">
      <style:text-properties fo:color="#000000" style:font-name="Liberation Serif" fo:font-size="12pt" fo:font-style="italic" fo:font-weight="bold" officeooo:rsid="00108c6d" officeooo:paragraph-rsid="00108c6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fo:font-size="15pt" fo:font-style="italic" fo:font-weight="bold" officeooo:paragraph-rsid="000e180f" style:font-size-asian="15pt" style:font-size-complex="15pt"/>
    </style:style>
    <style:style style:name="P6" style:family="paragraph" style:parent-style-name="Standard">
      <style:paragraph-properties fo:margin-left="1.251cm" fo:margin-right="0cm" fo:margin-top="0.101cm" fo:margin-bottom="0.101cm" loext:contextual-spacing="false" fo:text-indent="0cm" style:auto-text-indent="false"/>
      <style:text-properties fo:color="#000000" style:font-name="Liberation Serif" fo:font-size="12pt" fo:font-style="normal" fo:font-weight="normal" officeooo:rsid="00108c6d" officeooo:paragraph-rsid="00108c6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1.251cm" fo:margin-right="0cm" fo:margin-top="0.503cm" fo:margin-bottom="0.503cm" loext:contextual-spacing="false" fo:text-indent="0cm" style:auto-text-indent="false"/>
      <style:text-properties fo:color="#000000" style:font-name="Liberation Serif" fo:font-size="12pt" fo:font-style="italic" fo:font-weight="bold" officeooo:rsid="00108c6d" officeooo:paragraph-rsid="00108c6d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margin-left="0cm" fo:margin-right="0cm" fo:margin-top="0.503cm" fo:margin-bottom="0.503cm" loext:contextual-spacing="false" fo:text-indent="0cm" style:auto-text-indent="false"/>
      <style:text-properties fo:color="#000000" style:font-name="Liberation Serif" fo:font-size="12pt" fo:font-style="italic" fo:font-weight="bold" officeooo:rsid="00108c6d" officeooo:paragraph-rsid="00108c6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8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italic" style:text-underline-style="none" fo:font-weight="bold" style:text-blinking="false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Text_20_body" style:list-style-name="L2">
      <style:paragraph-properties fo:margin-left="0.609cm" fo:margin-right="0cm" fo:margin-top="0.132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P12" style:family="paragraph" style:parent-style-name="Text_20_body" style:list-style-name="L2">
      <style:paragraph-properties fo:margin-left="0.609cm" fo:margin-right="0cm" fo:margin-top="0.132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e180f" officeooo:paragraph-rsid="000e180f" style:text-blinking="false" style:font-size-asian="12pt" style:font-size-complex="12pt"/>
    </style:style>
    <style:style style:name="P13" style:family="paragraph" style:parent-style-name="Text_20_body" style:list-style-name="L2">
      <style:paragraph-properties fo:margin-left="0.609cm" fo:margin-right="0cm" fo:margin-top="0.132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f885f" officeooo:paragraph-rsid="000f885f" style:text-blinking="false" style:font-size-asian="12pt" style:font-size-complex="12pt"/>
    </style:style>
    <style:style style:name="P14" style:family="paragraph" style:parent-style-name="Text_20_body">
      <style:paragraph-properties fo:margin-left="1.251cm" fo:margin-right="0cm" fo:margin-top="0cm" fo:margin-bottom="0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P15" style:family="paragraph" style:parent-style-name="Text_20_body">
      <style:paragraph-properties fo:margin-left="1.251cm" fo:margin-right="0cm" fo:margin-top="0.201cm" fo:margin-bottom="0.201cm" loext:contextual-spacing="false" fo:line-height="115%" fo:text-align="start" style:justify-single-word="false" fo:orphans="2" fo:widows="2" fo:text-indent="0cm" style:auto-text-indent="false"/>
    </style:style>
    <style:style style:name="P16" style:family="paragraph" style:parent-style-name="Text_20_body">
      <style:paragraph-properties fo:margin-left="1.251cm" fo:margin-right="0cm" fo:margin-top="0.302cm" fo:margin-bottom="0.302cm" loext:contextual-spacing="false" fo:line-height="115%" fo:text-align="start" style:justify-single-word="false" fo:orphans="2" fo:widows="2" fo:text-indent="0cm" style:auto-text-indent="false"/>
    </style:style>
    <style:style style:name="P17" style:family="paragraph" style:parent-style-name="Text_20_body">
      <style:paragraph-properties fo:margin-left="1.251cm" fo:margin-right="0cm" fo:margin-top="0.302cm" fo:margin-bottom="0.302cm" loext:contextual-spacing="false" fo:line-height="115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P18" style:family="paragraph" style:parent-style-name="Text_20_body">
      <style:paragraph-properties fo:margin-left="1.251cm" fo:margin-right="0cm" fo:margin-top="0.402cm" fo:margin-bottom="0.402cm" loext:contextual-spacing="false" fo:line-height="115%" fo:text-align="start" style:justify-single-word="false" fo:orphans="2" fo:widows="2" fo:text-indent="0cm" style:auto-text-indent="false"/>
      <style:text-properties officeooo:paragraph-rsid="000f885f"/>
    </style:style>
    <style:style style:name="T1" style:family="text">
      <style:text-properties officeooo:rsid="000e180f"/>
    </style:style>
    <style:style style:name="T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weight-asian="normal" style:font-weight-complex="normal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/>
    </style:style>
    <style:style style:name="T5" style:family="text">
      <style:text-properties fo:font-variant="normal" fo:text-transform="none" style:text-line-through-style="none" style:text-line-through-type="none" fo:letter-spacing="normal" style:text-underline-style="none" style:text-blinking="false"/>
    </style:style>
    <style:style style:name="T6" style:family="text">
      <style:text-properties fo:font-variant="normal" fo:text-transform="none" style:text-line-through-style="none" style:text-line-through-type="none" fo:letter-spacing="normal" style:text-underline-style="none" officeooo:rsid="00117cd6" style:text-blinking="false"/>
    </style:style>
    <style:style style:name="T7" style:family="text">
      <style:text-properties fo:font-variant="normal" fo:text-transform="none" style:text-line-through-style="none" style:text-line-through-type="none" fo:letter-spacing="normal" style:text-underline-style="none" fo:font-weight="bold" style:text-blinking="false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17cd6" style:text-blinking="false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0f885f" style:text-blinking="false" style:font-size-asian="12pt" style:font-weight-asian="bold" style:font-size-complex="12pt" style:font-weight-complex="bold"/>
    </style:style>
    <style:style style:name="T12" style:family="text">
      <style:text-properties officeooo:rsid="000e180f" style:font-style-asian="italic" style:font-weight-asian="bold" style:font-style-complex="italic" style:font-weight-complex="bold"/>
    </style:style>
    <style:style style:name="T13" style:family="text">
      <style:text-properties officeooo:rsid="000f885f"/>
    </style:style>
    <style:style style:name="T14" style:family="text">
      <style:text-properties officeooo:rsid="00108c6d"/>
    </style:style>
    <style:style style:name="T15" style:family="text">
      <style:text-properties officeooo:rsid="00117cd6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2">Folder Structure : </text:span></text:p>
      <text:p text:style-name="P3"><text:span text:style-name="T12"/></text:p>
      <text:p text:style-name="P9">The folder structure looks like this.</text:p>
      <text:list xml:id="list1400253609" text:style-name="L2">
        <text:list-item>
          <text:p text:style-name="P11">Assets Folder</text:p>
        </text:list-item>
        <text:list-item>
          <text:p text:style-name="P11">Layouts Folder</text:p>
        </text:list-item>
        <text:list-item>
          <text:p text:style-name="P11">Components Folder</text:p>
        </text:list-item>
        <text:list-item>
          <text:p text:style-name="P11"><text:span text:style-name="T1">Views</text:span> Folder</text:p>
        </text:list-item>
        <text:list-item>
          <text:p text:style-name="P13">Socket Folder</text:p>
        </text:list-item>
        <text:list-item>
          <text:p text:style-name="P11">Config Folder</text:p>
        </text:list-item>
        <text:list-item>
          <text:p text:style-name="P11">Utils Folder</text:p>
        </text:list-item>
        <text:list-item>
          <text:p text:style-name="P12"><text:span text:style-name="T14">Services</text:span> Folder</text:p>
        </text:list-item>
        <text:list-item>
          <text:p text:style-name="P12">Scss Folder</text:p>
          <text:p text:style-name="P12"/>
        </text:list-item>
      </text:list>
      <text:h text:style-name="P1" text:outline-level="4"/>
      <text:h text:style-name="P2" text:outline-level="4">Assets Folder : </text:h>
      <text:p text:style-name="P14">As the name says, it contains assets of our project. It consists of images <text:s/>files. <text:s/><text:span text:style-name="T15">Also it contains All Font that use in project . </text:span></text:p>
      <text:p text:style-name="P14"/>
      <text:h text:style-name="P2" text:outline-level="4">Layouts Folder : </text:h>
      <text:p text:style-name="P10"/>
      <text:p text:style-name="P14">As the name says, it contains layouts available to the whole project like header, footer, etc. We can store the header, footer, or sidebar code here and call it. </text:p>
      <text:p text:style-name="P14"/>
      <text:h text:style-name="P2" text:outline-level="4">Components Folder : </text:h>
      <text:p text:style-name="P18"><text:span text:style-name="T8">Components are the building blocks of any <text:s/>project. This folder consists of a collection of </text:span><text:a xlink:type="simple" xlink:href="https://docs.amplify.aws/ui/" office:target-frame-name="_blank" xlink:show="new" text:style-name="Internet_20_link" text:visited-style-name="Visited_20_Internet_20_Link">UI components</text:a><text:span text:style-name="T8"> like </text:span><text:span text:style-name="T11">AppHeader, AppContent, AppFoter . </text:span></text:p>
      <text:h text:style-name="P2" text:outline-level="4"><text:span text:style-name="T13">Views</text:span> Folder : </text:h>
      <text:p text:style-name="P10"/>
      <text:p text:style-name="P14">The files in the pages folder indicate the route of the react application. Each file in this folder contains its route. A page can contain its subfolder. Each page has its state and is usually used to call an async operation. It usually consists of various components grouped.</text:p>
      <text:p text:style-name="P14"/>
      <text:h text:style-name="P2" text:outline-level="4">Config Folder : </text:h>
      <text:p text:style-name="P16"><text:span text:style-name="T8">This folder consists of a configuration file where we store environment variables in </text:span><text:a xlink:type="simple" xlink:href="https://www.google.com/url?sa=t&amp;rct=j&amp;q=&amp;esrc=s&amp;source=web&amp;cd=&amp;cad=rja&amp;uact=8&amp;ved=2ahUKEwjju8SAlMLzAhUY3jgGHaL1C0EQFnoECBYQAQ&amp;url=https%3A%2F%2Fwww.npmjs.com%2Fpackage%2Fconfig-js&amp;usg=AOvVaw2OwY-RqWd6L0LnMcvlQme6" office:target-frame-name="_blank" xlink:show="new" text:style-name="Internet_20_link" text:visited-style-name="Visited_20_Internet_20_Link">config.js</text:a><text:span text:style-name="T8">. We will use this file to set up multi-environment configurations in your application.</text:span></text:p>
      <text:p text:style-name="P16"><text:span text:style-name="T8"/></text:p>
      <text:h text:style-name="P2" text:outline-level="4">Services Folder : </text:h>
      <text:p text:style-name="P15"><text:span text:style-name="T8">This folder will be added if we use <text:s/></text:span><text:a xlink:type="simple" xlink:href="https://redux-toolkit.js.org/tutorials/quick-start" office:target-frame-name="_blank" xlink:show="new" text:style-name="Internet_20_link" text:visited-style-name="Visited_20_Internet_20_Link">Redux</text:a><text:span text:style-name="T9"> i</text:span><text:span text:style-name="T8">n your project. Inside it, there are 3 folders named actions, reducers, and constant subfolders to manage states. The actions and reducers </text:span><text:soft-page-break/><text:span text:style-name="T8">will be called in almost all the pages, so create actions, reducers &amp; constants according to pages name.</text:span></text:p>
      <text:h text:style-name="P2" text:outline-level="4">Utils Folder : </text:h>
      <text:p text:style-name="P17">Utils folder consists of some repeatedly used functions that are commonly used in the project. It should contain only common js functions &amp; objects like dropdown options, regex condition, data formatting, etc.</text:p>
      <text:p text:style-name="P4">Socket Folder : </text:p>
      <text:p text:style-name="P7"><text:span text:style-name="T2">This folder consists of a </text:span><text:a xlink:type="simple" xlink:href="https://socket.io/docs/v4/client-installation/" office:target-frame-name="_blank" xlink:show="new" text:style-name="Internet_20_link" text:visited-style-name="Visited_20_Internet_20_Link"><text:span text:style-name="T4">Socket </text:span></text:a><text:span text:style-name="T2">configuration .</text:span><text:span text:style-name="T3"> <text:s/>Inside it, there are 3 folders named </text:span><text:span text:style-name="T4">startSocket, NameSpaces, Handelers, Middleware . </text:span><text:span text:style-name="T3">Where handel socket logic . </text:span></text:p>
      <text:p text:style-name="P8"><text:span text:style-name="T5">Scss Folder : </text:span></text:p>
      <text:p text:style-name="P6"><text:span text:style-name="T5">This folder consists</text:span><text:a xlink:type="simple" xlink:href="https://www.w3schools.com/sass/" text:style-name="Internet_20_link" text:visited-style-name="Visited_20_Internet_20_Link"><text:span text:style-name="T7"> Scss </text:span></text:a><text:span text:style-name="T6">styles in application . Scss bescially a css preprocessor which reduce to write many css 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sf pro displayheavy" svg:font-family="'sf pro displayheavy', sans-serif"/>
    <style:font-face style:name="sf pro displaysemibold" svg:font-family="'sf pro displaysemibold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7T17:27:31.315573034</meta:creation-date>
    <dc:date>2023-09-07T18:05:47.019502998</dc:date>
    <meta:editing-duration>PT5M34S</meta:editing-duration>
    <meta:editing-cycles>1</meta:editing-cycles>
    <meta:document-statistic meta:table-count="0" meta:image-count="0" meta:object-count="0" meta:page-count="2" meta:paragraph-count="30" meta:word-count="341" meta:character-count="2006" meta:non-whitespace-character-count="1684"/>
    <meta:generator>LibreOffice/6.4.7.2$Linux_X86_64 LibreOffice_project/40$Build-2</meta:generator>
  </office:meta>
</office:document-meta>
</file>